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000000060019EE85758A55B936.jpg" manifest:media-type="image/jpeg"/>
  <manifest:file-entry manifest:full-path="Pictures/10000000000008000000060053336B5A642657BA.jpg" manifest:media-type="image/jpeg"/>
  <manifest:file-entry manifest:full-path="Pictures/1000000000000800000006009D749EAC49FF555B.jpg" manifest:media-type="image/jpeg"/>
  <manifest:file-entry manifest:full-path="Pictures/100000000000080000000600E8D69B55E286499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e9eb4" officeooo:paragraph-rsid="001e9e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2445in" svg:y="0in" svg:width="4.3953in" svg:height="3.2965in" draw:z-index="0"><draw:image xlink:href="Pictures/1000000000000800000006009D749EAC49FF555B.jpg" xlink:type="simple" xlink:show="embed" xlink:actuate="onLoad" loext:mime-type="image/jpeg"/></draw:frame><draw:frame draw:style-name="fr1" draw:name="Image2" text:anchor-type="paragraph" svg:x="4.7217in" svg:y="3.3898in" svg:width="4.3075in" svg:height="3.2311in" draw:z-index="1"><draw:image xlink:href="Pictures/100000000000080000000600E8D69B55E2864993.jpg" xlink:type="simple" xlink:show="embed" xlink:actuate="onLoad" loext:mime-type="image/jpeg"/></draw:frame><draw:frame draw:style-name="fr1" draw:name="Image3" text:anchor-type="paragraph" svg:x="4.7035in" svg:y="0.028in" svg:width="4.3339in" svg:height="3.25in" draw:z-index="2"><draw:image xlink:href="Pictures/10000000000008000000060053336B5A642657BA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<draw:frame draw:style-name="fr1" draw:name="Image4" text:anchor-type="paragraph" svg:x="0.3098in" svg:y="0.0839in" svg:width="4.3283in" svg:height="3.2465in" draw:z-index="3"><draw:image xlink:href="Pictures/10000000000008000000060019EE85758A55B936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ejian Mo</meta:initial-creator>
    <meta:creation-date>2018-10-22T01:26:08.462500937</meta:creation-date>
    <dc:date>2018-10-22T01:31:56.686085974</dc:date>
    <dc:creator>Yuejian Mo</dc:creator>
    <meta:editing-duration>PT5M47S</meta:editing-duration>
    <meta:editing-cycles>3</meta:editing-cycles>
    <meta:generator>LibreOffice/6.1.2.1$Linux_X86_64 LibreOffice_project/10$Build-1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